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weyDecimal.DeweyDecimal( final String str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weyDecimal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weyDecimal.isEqual( final DeweyDecimal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weyDecimal.DeweyDecimal( final int [ ] compon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weyDecimal.isLessThanOrEqual( final DeweyDecimal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weyDecimal.get(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weyDecimal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weyDecimal.isGreaterThan( final DeweyDecimal oth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weyDecimal.isLessThan( final DeweyDecimal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weyDecimal.isGreaterThanOrEqual( final DeweyDecimal oth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